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177565" officeooo:paragraph-rsid="00177565"/>
    </style:style>
    <style:style style:name="P2" style:family="paragraph" style:parent-style-name="Header">
      <style:text-properties officeooo:rsid="00174257" officeooo:paragraph-rsid="00177565"/>
    </style:style>
    <style:style style:name="P3" style:family="paragraph" style:parent-style-name="Standard">
      <style:paragraph-properties fo:text-align="start" style:justify-single-word="false"/>
      <style:text-properties officeooo:rsid="00167dc0" officeooo:paragraph-rsid="0017d2f2"/>
    </style:style>
    <style:style style:name="P4" style:family="paragraph" style:parent-style-name="Standard">
      <style:paragraph-properties fo:text-align="start" style:justify-single-word="false"/>
      <style:text-properties officeooo:rsid="0017d2f2" officeooo:paragraph-rsid="0017d2f2"/>
    </style:style>
    <style:style style:name="P5" style:family="paragraph" style:parent-style-name="Standard">
      <style:paragraph-properties fo:text-align="center" style:justify-single-word="false"/>
      <style:text-properties fo:font-size="14pt" officeooo:rsid="00167dc0" officeooo:paragraph-rsid="0017d2f2" style:font-size-asian="14pt" style:font-size-complex="14pt"/>
    </style:style>
    <style:style style:name="P6" style:family="paragraph" style:parent-style-name="Standard">
      <style:paragraph-properties fo:text-align="start" style:justify-single-word="false"/>
      <style:text-properties fo:font-style="normal" officeooo:rsid="00182860" officeooo:paragraph-rsid="00182860" style:font-style-asian="normal" style:font-style-complex="normal"/>
    </style:style>
    <style:style style:name="P7" style:family="paragraph" style:parent-style-name="Standard">
      <style:paragraph-properties fo:text-align="start" style:justify-single-word="false"/>
      <style:text-properties fo:font-style="italic" officeooo:rsid="0017d2f2" officeooo:paragraph-rsid="0017d2f2" style:font-style-asian="italic" style:font-style-complex="italic"/>
    </style:style>
    <style:style style:name="P8" style:family="paragraph" style:parent-style-name="Standard" style:list-style-name="L1">
      <style:paragraph-properties fo:text-align="start" style:justify-single-word="false"/>
      <style:text-properties fo:font-style="normal" officeooo:rsid="00182860" officeooo:paragraph-rsid="00182860" style:font-style-asian="normal" style:font-style-complex="normal"/>
    </style:style>
    <style:style style:name="P9" style:family="paragraph" style:parent-style-name="Standard">
      <style:paragraph-properties fo:line-height="150%" fo:text-align="start" style:justify-single-word="false"/>
      <style:text-properties fo:font-style="normal" officeooo:rsid="0017d2f2" officeooo:paragraph-rsid="0017d2f2" style:font-style-asian="normal" style:font-style-complex="normal"/>
    </style:style>
    <style:style style:name="P10" style:family="paragraph" style:parent-style-name="Standard">
      <style:paragraph-properties fo:line-height="150%" fo:text-align="start" style:justify-single-word="false"/>
      <style:text-properties fo:font-style="normal" officeooo:rsid="0017d2f2" officeooo:paragraph-rsid="001a0881" style:font-style-asian="normal" style:font-style-complex="normal"/>
    </style:style>
    <style:style style:name="T1" style:family="text">
      <style:text-properties style:text-position="super 58%"/>
    </style:style>
    <style:style style:name="T2" style:family="text">
      <style:text-properties officeooo:rsid="00174257"/>
    </style:style>
    <style:style style:name="T3" style:family="text">
      <style:text-properties fo:font-style="normal" style:font-style-asian="normal" style:font-style-complex="normal"/>
    </style:style>
    <style:style style:name="T4" style:family="text">
      <style:text-properties fo:font-style="normal" officeooo:rsid="0017d2f2"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17d2f2" style:font-style-asian="italic" style:font-style-complex="italic"/>
    </style:style>
    <style:style style:name="T7" style:family="text">
      <style:text-properties officeooo:rsid="001a0881"/>
    </style:style>
    <style:style style:name="T8" style:family="text">
      <style:text-properties officeooo:rsid="001b9e0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Course Project - </text:span>Phase 1: Conceptual Database Design</text:p>
      <text:p text:style-name="P7"/>
      <text:p text:style-name="P3"><text:span text:style-name="T4">1. </text:span><text:span text:style-name="T6">Problem statement</text:span></text:p>
      <text:p text:style-name="P7"/>
      <text:p text:style-name="P9"><text:tab/><text:span text:style-name="T7">It can be frustrating to get stuck on a homework assignment when there are no relevant resources to help you. </text:span>By the time a student completes a course, they have often accumulated a group of files (practice exams, completed homework assignments, study materials, etc.) which end up sitting <text:span text:style-name="T8">unused</text:span> on their computer. <text:span text:style-name="T8">These files could be useful study materials to other students.</text:span></text:p>
      <text:p text:style-name="P10"><text:tab/><text:span text:style-name="T7">Our project</text:span> idea <text:span text:style-name="T7">is to create a database-driven website of course content collected by students. Users can search for materials shared by other students, or upload content of their own. Submissions can be rated by other users so that the best stand out. This will provide a convenient way to access numerous study resources tailored to specific courses.</text:span></text:p>
      <text:p text:style-name="P7"/>
      <text:p text:style-name="P4"><text:span text:style-name="T3">2. </text:span><text:span text:style-name="T5">Conceptual database design</text:span></text:p>
      <text:p text:style-name="P7"/>
      <text:p text:style-name="P6">Entities:</text:p>
      <text:list xml:id="list1314515242" text:style-name="L1">
        <text:list-item>
          <text:p text:style-name="P8">School</text:p>
        </text:list-item>
        <text:list-item>
          <text:p text:style-name="P8">Course</text:p>
        </text:list-item>
        <text:list-item>
          <text:p text:style-name="P8">Submission</text:p>
        </text:list-item>
        <text:list-item>
          <text:p text:style-name="P8">Content</text:p>
        </text:list-item>
        <text:list-item>
          <text:p text:style-name="P8">User</text:p>
        </text:list-item>
      </text:list>
      <text:p text:style-name="P7"/>
      <text:p text:style-name="P4"><text:span text:style-name="T3">3. </text:span><text:span text:style-name="T5">Functional requir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7565" officeooo:paragraph-rsid="00177565"/>
    </style:style>
    <style:style style:name="MP2" style:family="paragraph" style:parent-style-name="Header">
      <style:text-properties officeooo:rsid="00174257" officeooo:paragraph-rsid="00177565"/>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rch 8<text:span text:style-name="MT1">th</text:span>, 2019</text:p>
        <text:p text:style-name="MP1">COMP SCI 2300-1A</text:p>
        <text:p text:style-name="MP2">Team members: Sierra Madrid, Cole Dieckhaus, Thomas McKann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3:18:25.726753712</meta:creation-date>
    <dc:date>2019-03-01T15:38:48.375678173</dc:date>
    <meta:editing-duration>PT25M19S</meta:editing-duration>
    <meta:editing-cycles>8</meta:editing-cycles>
    <meta:generator>LibreOffice/6.0.7.3$Linux_X86_64 LibreOffice_project/00m0$Build-3</meta:generator>
    <meta:document-statistic meta:table-count="0" meta:image-count="0" meta:object-count="0" meta:page-count="1" meta:paragraph-count="15" meta:word-count="163" meta:character-count="997" meta:non-whitespace-character-count="852"/>
  </office:meta>
</office:document-meta>
</file>